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88e85" officeooo:paragraph-rsid="00088e85"/>
    </style:style>
    <style:style style:name="P2" style:family="paragraph" style:parent-style-name="Text_20_body">
      <style:text-properties officeooo:rsid="00152058" officeooo:paragraph-rsid="0021b074"/>
    </style:style>
    <style:style style:name="P3" style:family="paragraph" style:parent-style-name="Text_20_body">
      <style:text-properties officeooo:rsid="002bc4cf" officeooo:paragraph-rsid="002bc4cf"/>
    </style:style>
    <style:style style:name="T1" style:family="text">
      <style:text-properties officeooo:rsid="00070f60"/>
    </style:style>
    <style:style style:name="T2" style:family="text">
      <style:text-properties officeooo:rsid="00093d48"/>
    </style:style>
    <style:style style:name="T3" style:family="text">
      <style:text-properties officeooo:rsid="001ccf66"/>
    </style:style>
    <style:style style:name="T4" style:family="text">
      <style:text-properties officeooo:rsid="002c7ca6"/>
    </style:style>
    <style:style style:name="T5" style:family="text">
      <style:text-properties officeooo:rsid="004b267a"/>
    </style:style>
    <style:style style:name="T6" style:family="text">
      <style:text-properties officeooo:rsid="004cc83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tab/><text:tab/><text:tab/><text:tab/><text:tab/><text:span text:style-name="T1">Doc critique</text:span></text:h>
      <text:p text:style-name="Text_20_body"/>
      <text:p text:style-name="P1"><text:span text:style-name="T6">Se lancer dans la partie jeu pris beaucoup de temps, car il fallait que apprendre comment marche slick2D et comprendre comment construire une architecture autour de cette librairie,mais une fois lancé cela avançait plutôt vite.</text:span></text:p>
      <text:p text:style-name="P2">La partie compilation d<text:span text:style-name="T3">u code utilisateur nous a permis de découvrir les process java et les Threads.Ce fut une partie très intéressante nous ne savions pas du tout comment nous y prendre et petit à petit nous sommes arrivés à quelque chose de fonctionnel.</text:span></text:p>
      <text:p text:style-name="P3">Nous avions <text:span text:style-name="T4">eu quelques problème au niveau du parseur d’annotation nous n’arrivions pas a récupérer les annotations à l’intérieur de la classe codé par l’utilisateur, car il faut récupérer les classes en les chargeant avec le ClassLoader mais les classes étant déjà chargé en mémoire il fallait donc rechargé la classe en créant son propre ClassLoader après quelques essais et par soucis de temps nous avons finalement pris une libraire permettant de recharger dynamiquement des clas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5T20:07:37.257000000</meta:creation-date>
    <dc:date>2018-07-25T20:41:52.322000000</dc:date>
    <meta:editing-duration>PT33M42S</meta:editing-duration>
    <meta:editing-cycles>58</meta:editing-cycles>
    <meta:generator>LibreOffice/5.4.7.2$Windows_X86_64 LibreOffice_project/c838ef25c16710f8838b1faec480ebba495259d0</meta:generator>
    <meta:document-statistic meta:table-count="0" meta:image-count="0" meta:object-count="0" meta:page-count="1" meta:paragraph-count="4" meta:word-count="157" meta:character-count="987" meta:non-whitespace-character-count="829"/>
  </office:meta>
</office:document-meta>
</file>